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1.94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959cm"/>
    </style:style>
    <style:style style:name="co5" style:family="table-column">
      <style:table-column-properties fo:break-before="auto" style:column-width="7.966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2.457cm" fo:break-before="auto" style:use-optimal-row-height="true"/>
    </style:style>
    <style:style style:name="ro5" style:family="table-row">
      <style:table-row-properties style:row-height="2.03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style:vertical-align="middle"/>
      <style:text-properties fo:font-weight="bold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e6e6e6" style:vertical-align="middl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8"/>
        <table:table-column table:style-name="co3" table:number-columns-repeated="251" table:default-cell-style-name="Default"/>
        <table:table-row table:style-name="ro1">
          <table:table-cell/>
          <table:table-cell table:style-name="ce2" office:value-type="string">
            <text:p>Message Name</text:p>
          </table:table-cell>
          <table:table-cell table:style-name="ce2" office:value-type="string">
            <text:p>Done</text:p>
          </table:table-cell>
          <table:table-cell table:style-name="ce5" office:value-type="string">
            <text:p>Fields</text:p>
          </table:table-cell>
          <table:table-cell table:style-name="ce7" office:value-type="string">
            <text:p>Base Class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NOT_USED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CLOSE_CONNEXION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MESSAGE_NULL </text:p>
          </table:table-cell>
          <table:table-cell office:value-type="string">
            <text:p>YES</text:p>
          </table:table-cell>
          <table:table-cell office:value-type="string">
            <text:p>double dat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CREATE_FEDERATION_EXECU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federationName;</text:p>
            <text:p>std::string FEDid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DESTROY_FEDERATION_EXECUTION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federationNam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4">
          <table:table-cell table:style-name="ce1"/>
          <table:table-cell table:style-name="ce4" office:value-type="string">
            <text:p>JOIN_FEDERATION_EXECU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numberOfRegulators;</text:p>
            <text:p>uint32_t multicastAddress;</text:p>
            <text:p>uint32_t bestEffortAddress;</text:p>
            <text:p>uint32_t bestEffortPeer;</text:p>
            <text:p>std::string federationName;</text:p>
            <text:p>std::string FEDid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RESIGN_FEDERATION_EXECUTION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3">
          <table:table-cell table:style-name="ce1"/>
          <table:table-cell table:style-name="ce4" office:value-type="string">
            <text:p>SET_TIME_REGULATING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bool <text:s/>regulating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ET_TIME_CONSTRAIN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bool <text:s/>constrained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REGISTER_FEDERATION_SYNCHRONIZATION_POIN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  <text:p>UShort handleArraySize;</text:p>
            <text:p>AttributeHandle handleArray[];</text:p>
          </table:table-cell>
          <table:table-cell table:style-name="ce9" office:value-type="string">
            <text:p>NM_WithHandleArray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YNCHRONIZATION_POINT_REGISTRATION_SUCCEED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ANNOUNCE_SYNCHRONIZATION_POIN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YNCHRONIZATION_POINT_ACHIEV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3">
          <table:table-cell table:style-name="ce1"/>
          <table:table-cell table:style-name="ce4" office:value-type="string">
            <text:p>FEDERATION_SYNCHRONIZED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REQUEST_FEDERATION_SAVE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E_SAVE_BEGUN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E_SAVE_COMPLETE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E_SAVE_NOT_COMPLETE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INITIATE_FEDERATE_SAVE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ION_SAVED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ION_NOT_SAVED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3">
          <table:table-cell table:style-name="ce1"/>
          <table:table-cell table:style-name="ce4" office:value-type="string">
            <text:p>REQUEST_FEDERATION_RESTO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E_RESTORE_COMPLETE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E_RESTORE_NOT_COMPLETE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REQUEST_FEDERATION_RESTORE_SUCCEED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REQUEST_FEDERATION_RESTORE_FAILED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ION_RESTORE_BEGUN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INITIATE_FEDERATE_RESTO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ION_RESTORED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ION_NOT_RESTORED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PUBLISH_OBJECT_CLASS </text:p>
          </table:table-cell>
          <table:table-cell office:value-type="string">
            <text:p>YES</text:p>
          </table:table-cell>
          <table:table-cell office:value-type="string">
            <text:p>Ushort handleArraySize;</text:p>
            <text:p>AttributeHandle handl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PUBLISH_OBJECT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ClassHandle objectClass;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PUBLISH_INTERACTION_CLASS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PUBLISH_INTERACTION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9" office:value-type="string">
            <text:p>NM_Publish_Interaction_Class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UBSCRIBE_OBJECT_CLASS </text:p>
          </table:table-cell>
          <table:table-cell office:value-type="string">
            <text:p>YES</text:p>
          </table:table-cell>
          <table:table-cell office:value-type="string">
            <text:p>Ushort handleArraySize;</text:p>
            <text:p>AttributeHandle handl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SUBSCRIBE_OBJECT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ClassHandle objectClass;</text:p>
          </table:table-cell>
          <table:table-cell table:style-name="ce9" office:value-type="string">
            <text:p>NM_Unpublish_Object_Class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SUBSCRIBE_INTERACTION_CLASS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office:value-type="string">
            <text:p>NM_Publish_Interaction_Class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SUBSCRIBE_INTERACTION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9" office:value-type="string">
            <text:p>NM_Publish_Interaction_Class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TURN_INTERACTIONS_ON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office:value-type="string">
            <text:p>NM_Publish_Interaction_Class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TURN_INTERACTIONS_OFF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9" office:value-type="string">
            <text:p>NM_Publish_Interaction_Class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REGISTER_OBJECT </text:p>
          </table:table-cell>
          <table:table-cell office:value-type="string">
            <text:p>YES</text:p>
          </table:table-cell>
          <table:table-cell office:value-type="string">
            <text:p>ObjectHandle object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ISCOVER_OBJEC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</table:table-cell>
          <table:table-cell table:style-name="ce9" office:value-type="string">
            <text:p>NM_Register_Object</text:p>
          </table:table-cell>
          <table:table-cell table:style-name="ce1" table:number-columns-repeated="251"/>
        </table:table-row>
        <table:table-row table:style-name="ro4">
          <table:table-cell/>
          <table:table-cell office:value-type="string">
            <text:p>UPDATE_ATTRIBUTE_VALUES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ObjectClassHandle objectClass;</text:p>
            <text:p>UShort handleArraySize;</text:p>
            <text:p>AttributeHandle handleArray[];</text:p>
            <text:p>ValueLengthPair Valu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4">
          <table:table-cell table:style-name="ce1"/>
          <table:table-cell table:style-name="ce4" office:value-type="string">
            <text:p>REFLECT_ATTRIBUTE_VALUE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ObjectClassHandle objectClass;</text:p>
            <text:p>UShort handleArraySize;</text:p>
            <text:p>AttributeHandle handleArray[];</text:p>
            <text:p>ValueLengthPair ValueArray[];</text:p>
          </table:table-cell>
          <table:table-cell table:style-name="ce9" office:value-type="string">
            <text:p>NM_Update_Attribute_Values</text:p>
          </table:table-cell>
          <table:table-cell table:style-name="ce1" table:number-columns-repeated="251"/>
        </table:table-row>
        <table:table-row table:style-name="ro4">
          <table:table-cell/>
          <table:table-cell office:value-type="string">
            <text:p>SEND_INTERACTION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InteractionClassHandle interactionClass;</text:p>
            <text:p>bool hasHandleArray;</text:p>
            <text:p>UShort handleArraySize;</text:p>
            <text:p>AttributeHandle handl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RECEIVE_INTERAC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InteractionClassHandle interactionClass;</text:p>
            <text:p>UShort handleArraySize;</text:p>
            <text:p>AttributeHandle handleArray[];</text:p>
          </table:table-cell>
          <table:table-cell table:style-name="ce9" office:value-type="string">
            <text:p>NM_Receive_Interaction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DELETE_OBJECT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ObjectHandle object;</text:p>
          </table:table-cell>
          <table:table-cell office:value-type="string">
            <text:p>NM_RegisterObject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REMOVE_OBJEC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ObjectHandle object;</text:p>
          </table:table-cell>
          <table:table-cell table:style-name="ce9" office:value-type="string">
            <text:p>NM_Delete_Object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CHANGE_ATTRIBUTE_TRANSPORT_TYPE </text:p>
          </table:table-cell>
          <table:table-cell office:value-type="string">
            <text:p>NO</text:p>
          </table:table-cell>
          <table:table-cell office:value-type="string">
            <text:p>Unimplemented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CHANGE_ATTRIBUTE_ORDER_TYPE </text:p>
          </table:table-cell>
          <table:table-cell table:style-name="ce4" office:value-type="string">
            <text:p>NO</text:p>
          </table:table-cell>
          <table:table-cell table:style-name="ce1" office:value-type="string">
            <text:p>Unimplemented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CHANGE_INTERACTION_TRANSPORT_TYPE </text:p>
          </table:table-cell>
          <table:table-cell office:value-type="string">
            <text:p>NO</text:p>
          </table:table-cell>
          <table:table-cell office:value-type="string">
            <text:p>Unimplemented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CHANGE_INTERACTION_ORDER_TYPE </text:p>
          </table:table-cell>
          <table:table-cell table:style-name="ce4" office:value-type="string">
            <text:p>NO</text:p>
          </table:table-cell>
          <table:table-cell table:style-name="ce1" office:value-type="string">
            <text:p>Unimplemented</text:p>
          </table:table-cell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REQUEST_CLASS_ATTRIBUTE_VALUE_UPDATE </text:p>
          </table:table-cell>
          <table:table-cell office:value-type="string">
            <text:p>NO</text:p>
          </table:table-cell>
          <table:table-cell office:value-type="string">
            <text:p>Unimplemented??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REQUEST_OBJECT_ATTRIBUTE_VALUE_UPDAT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9" office:value-type="string">
            <text:p>NM_WithHandleArray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IS_ATTRIBUTE_OWNED_BY_FEDERATE </text:p>
          </table:table-cell>
          <table:table-cell office:value-type="string">
            <text:p>YES</text:p>
          </table:table-cell>
          <table:table-cell office:value-type="string">
            <text:p>std::string label;</text:p>
            <text:p>ObjectHandle object;;</text:p>
            <text:p>AttributeHanlde handl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QUERY_ATTRIBUTE_OWNERSHIP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;</text:p>
            <text:p>AttributeHanlde handle;</text:p>
          </table:table-cell>
          <table:table-cell table:style-name="ce9" office:value-type="string">
            <text:p>NM_Is_Attribute_Owned_By_Feder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ATTRIBUTE_IS_NOT_OWNED </text:p>
          </table:table-cell>
          <table:table-cell office:value-type="string">
            <text:p>YES</text:p>
          </table:table-cell>
          <table:table-cell table:style-name="ce6" office:value-type="string">
            <text:p>std::string label;</text:p>
            <text:p>ObjectHandle object;;</text:p>
            <text:p>AttributeHanlde handle;</text:p>
          </table:table-cell>
          <table:table-cell office:value-type="string">
            <text:p>NM_Is_Attribute_Owned_By_Feder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INFORM_ATTRIBUTE_OWNERSHIP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;</text:p>
            <text:p>AttributeHanlde handle;</text:p>
          </table:table-cell>
          <table:table-cell table:style-name="ce9" office:value-type="string">
            <text:p>NM_Is_Attribute_Owned_By_Federate</text:p>
          </table:table-cell>
          <table:table-cell table:style-name="ce1" table:number-columns-repeated="251"/>
        </table:table-row>
        <table:table-row table:style-name="ro5">
          <table:table-cell/>
          <table:table-cell office:value-type="string">
            <text:p>NEGOTIATED_ATTRIBUTE_OWNERSHIP_DIVESTITURE </text:p>
          </table:table-cell>
          <table:table-cell office:value-type="string">
            <text:p>YES</text:p>
          </table:table-cell>
          <table:table-cell office:value-type="string">
            <text:p>std::string label;</text:p>
            <text:p>ObjectHandle object;</text:p>
            <text:p>bool hasHandleArray;</text:p>
            <text:p>UShort handleArraySize;</text:p>
            <text:p>AttributeHandle handleArray[]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ATTRIBUTE_OWNERSHIP_ACQUISITION_NOTIFICATION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ATTRIBUTE_OWNERSHIP_DIVESTITURE_NOTIFICATION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REQUEST_ATTRIBUTE_OWNERSHIP_ASSUMP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</text:p>
            <text:p>bool hasHandleArray;</text:p>
            <text:p>UShort handleArraySize;</text:p>
            <text:p>AttributeHandle handleArray[];</text:p>
          </table:table-cell>
          <table:table-cell table:style-name="ce9" office:value-type="string">
            <text:p>NM_Negotiated_Attribute_Ownership_Divestitur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ATTRIBUTE_OWNERSHIP_UNAVAILABLE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ATTRIBUTE_OWNERSHIP_ACQUISITION_IF_AVAILABLE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UNCONDITIONAL_ATTRIBUTE_OWNERSHIP_DIVESTITURE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ATTRIBUTE_OWNERSHIP_ACQUISI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</text:p>
            <text:p>bool hasHandleArray;</text:p>
            <text:p>UShort handleArraySize;</text:p>
            <text:p>AttributeHandle handleArray[];</text:p>
          </table:table-cell>
          <table:table-cell table:style-name="ce9" office:value-type="string">
            <text:p>NM_Negotiated_Attribute_Ownership_Divestiture</text:p>
          </table:table-cell>
          <table:table-cell table:style-name="ce1" table:number-columns-repeated="251"/>
        </table:table-row>
        <table:table-row table:style-name="ro5">
          <table:table-cell/>
          <table:table-cell office:value-type="string">
            <text:p>REQUEST_ATTRIBUTE_OWNERSHIP_RELEASE </text:p>
          </table:table-cell>
          <table:table-cell office:value-type="string">
            <text:p>YES</text:p>
          </table:table-cell>
          <table:table-cell office:value-type="string">
            <text:p>std::string label;</text:p>
            <text:p>ObjectHandle object;</text:p>
            <text:p>bool hasHandleArray;</text:p>
            <text:p>UShort handleArraySize;</text:p>
            <text:p>AttributeHandle handleArray[];</text:p>
          </table:table-cell>
          <table:table-cell office:value-type="string">
            <text:p>NM_Negotiated_Attribute_Ownership_Divestitur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CANCEL_NEGOTIATED_ATTRIBUTE_OWNERSHIP_DIVESTITURE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ATTRIBUTE_OWNERSHIP_RELEASE_RESPONSE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CANCEL_ATTRIBUTE_OWNERSHIP_ACQUISITION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CONFIRM_ATTRIBUTE_OWNERSHIP_ACQUISITION_CANCELLATION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DM_CREATE_REGION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DDM_MODIFY_REGION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DM_DELETE_REGION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DDM_ASSOCIATE_REGION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DM_REGISTER_OBJECT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DDM_UNASSOCIATE_REGION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DM_SUBSCRIBE_ATTRIBUTES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DDM_UNSUBSCRIBE_ATTRIBUTES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DM_SUBSCRIBE_INTERACTION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DDM_UNSUBSCRIBE_INTERACTION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PROVIDE_ATTRIBUTE_VALUE_UPDATE 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GET_FED_FILE </text:p>
          </table:table-cell>
          <table:table-cell office:value-type="string">
            <text:p>NO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LAST</text:p>
          </table:table-cell>
          <table:table-cell table:style-name="ce4" office:value-type="string">
            <text:p>NO</text:p>
          </table:table-cell>
          <table:table-cell table:style-name="ce1"/>
          <table:table-cell table:style-name="ce9" office:value-type="string">
            <text:p>NetworkMessage</text:p>
          </table:table-cell>
          <table:table-cell table:style-name="ce1" table:number-columns-repeated="251"/>
        </table:table-row>
        <table:table-row table:style-name="ro6" table:number-rows-repeated="65450">
          <table:table-cell table:number-columns-repeated="256"/>
        </table:table-row>
        <table:table-row table:style-name="ro6">
          <table:table-cell table:number-columns-repeated="256"/>
        </table:table-row>
      </table:table>
      <table:database-ranges>
        <table:database-range table:target-range-address="Feuille1.C1:Feuille1.C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9">09/04/2008</text:date>, <text:time>10:4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4-09T07:55:04</meta:creation-date>
    <dc:creator>Eric Noulard</dc:creator>
    <dc:date>2008-04-09T10:41:20</dc:date>
    <dc:language>fr-FR</dc:language>
    <meta:editing-cycles>84</meta:editing-cycles>
    <meta:editing-duration>PT14H34M8S</meta:editing-duration>
    <meta:user-defined meta:name="Info 1"/>
    <meta:user-defined meta:name="Info 2"/>
    <meta:user-defined meta:name="Info 3"/>
    <meta:user-defined meta:name="Info 4"/>
    <meta:document-statistic meta:table-count="1" meta:cell-count="305"/>
  </office:meta>
</office:document-meta>
</file>